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MathJax_Main" svg:font-family="MathJax_Main" style:font-pitch="variable"/>
    <style:font-face style:name="STIX" svg:font-family="STIX" style:font-pitch="variable"/>
    <style:font-face style:name="TeX Gyre Pagella" svg:font-family="'TeX Gyre Pagell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fill-color="#000000" draw:textarea-vertical-align="middle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4.29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5.7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5.777cm"/>
      <style:paragraph-properties style:writing-mode="lr-tb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  <style:text-properties fo:font-size="14pt" style:font-size-asian="12pt" style:font-size-complex="12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MathJax_Main" fo:font-size="14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MathJax_Mai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style:font-name="STIX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" style:family="text">
      <style:text-properties style:text-position="-33% 58%" style:font-name="STIX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style:font-name="MathJax_Main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style:font-name="STIX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style:text-position="-33% 58%" style:font-name="STIX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style:font-name="MathJax_Mai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style:text-position="0% 100%" style:font-name="STIX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style:text-position="0% 100%" style:font-name="STIX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style:text-position="33% 58%" style:font-name="STIX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style:text-position="33% 58%" style:font-name="STIX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8.002cm" svg:height="7.798cm" draw:transform="skewX (0.072954762733363) rotate (0.688532389911763) translate (3.05267441860465cm 12.9546557377049cm)" svg:viewBox="0 0 8003 7799" svg:d="M0 0c7412 0 8003 7799 8003 7799">
          <text:p/>
        </draw:path>
        <draw:line draw:style-name="gr1" draw:text-style-name="P1" draw:layer="layout" svg:x1="2.149cm" svg:y1="12.63cm" svg:x2="9.68cm" svg:y2="10.032cm">
          <text:p/>
        </draw:line>
        <draw:line draw:style-name="gr1" draw:text-style-name="P1" draw:layer="layout" svg:x1="12.994cm" svg:y1="12.467cm" svg:x2="4.258cm" svg:y2="9.869cm">
          <text:p/>
        </draw:line>
        <draw:g>
          <draw:custom-shape draw:style-name="gr2" draw:text-style-name="P2" draw:layer="layout" svg:width="0.151cm" svg:height="0.162cm" svg:x="9.379cm" svg:y="11.33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2" draw:text-style-name="P2" draw:layer="layout" svg:width="0.151cm" svg:height="0.163cm" svg:x="5.312cm" svg:y="11.49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2" draw:text-style-name="P2" draw:layer="layout" svg:width="0.151cm" svg:height="0.163cm" svg:x="7.421cm" svg:y="10.68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3" draw:text-style-name="P4" draw:layer="layout" svg:width="3.013cm" svg:height="4.542cm" svg:x="4.107cm" svg:y="11.336cm">
          <draw:text-box>
            <text:p text:style-name="P3"><text:span text:style-name="T1">p</text:span><text:span text:style-name="T2">1</text:span></text:p>
            <text:p text:style-name="P3"><text:span text:style-name="T3"/></text:p>
          </draw:text-box>
        </draw:frame>
        <draw:frame draw:style-name="gr3" draw:text-style-name="P6" draw:layer="layout" svg:width="3.012cm" svg:height="4.542cm" svg:x="7.873cm" svg:y="11.168cm">
          <draw:text-box>
            <text:p text:style-name="P5"><text:span text:style-name="T4">p</text:span><text:span text:style-name="T5">0</text:span></text:p>
            <text:p text:style-name="P5"><text:span text:style-name="T6"/></text:p>
          </draw:text-box>
        </draw:frame>
        <draw:frame draw:style-name="gr3" draw:text-style-name="P6" draw:layer="layout" svg:width="3.013cm" svg:height="4.542cm" svg:x="0.492cm" svg:y="12.305cm">
          <draw:text-box>
            <text:p text:style-name="P5"><text:span text:style-name="T7">L</text:span><text:span text:style-name="T5">1</text:span></text:p>
            <text:p text:style-name="P5"><text:span text:style-name="T6"/></text:p>
          </draw:text-box>
        </draw:frame>
        <draw:frame draw:style-name="gr3" draw:text-style-name="P4" draw:layer="layout" svg:width="3.013cm" svg:height="4.542cm" svg:x="11.789cm" svg:y="11.98cm">
          <draw:text-box>
            <text:p text:style-name="P3"><text:span text:style-name="T8">L</text:span><text:span text:style-name="T2">0</text:span></text:p>
            <text:p text:style-name="P3"><text:span text:style-name="T3"/></text:p>
          </draw:text-box>
        </draw:frame>
        <draw:path draw:style-name="gr1" draw:text-style-name="P1" draw:layer="layout" svg:width="5.657cm" svg:height="9.39cm" draw:transform="skewX (-0.24312436480281) rotate (-1.01421082833391) translate (21.7478325988888cm 4.59830129544663cm)" svg:viewBox="0 0 5658 9391" svg:d="M0 9391c6345 0 5634-9391 5634-9391">
          <text:p/>
        </draw:path>
        <draw:line draw:style-name="gr1" draw:text-style-name="P1" draw:layer="layout" svg:x1="15.843cm" svg:y1="13.691cm" svg:x2="24.389cm" svg:y2="11.752cm">
          <text:p/>
        </draw:line>
        <draw:frame draw:style-name="gr4" draw:text-style-name="P6" draw:layer="layout" svg:width="3.351cm" svg:height="6.026cm" svg:x="15.675cm" svg:y="13.262cm">
          <draw:text-box>
            <text:p text:style-name="P5"><text:span text:style-name="T7">L</text:span><text:span text:style-name="T9">*</text:span><text:span text:style-name="T5">0</text:span></text:p>
            <text:p text:style-name="P5"><text:span text:style-name="T6"/></text:p>
          </draw:text-box>
        </draw:frame>
        <draw:frame draw:style-name="gr5" draw:text-style-name="P6" draw:layer="layout" svg:width="3.35cm" svg:height="6.027cm" svg:x="19.698cm" svg:y="12.398cm">
          <draw:text-box>
            <text:p text:style-name="P5"><text:span text:style-name="T7">L</text:span><text:span text:style-name="T9">*</text:span><text:span text:style-name="T5">1</text:span></text:p>
            <text:p text:style-name="P5"><text:span text:style-name="T6"/></text:p>
          </draw:text-box>
        </draw:frame>
        <draw:g>
          <draw:custom-shape draw:style-name="gr2" draw:text-style-name="P2" draw:layer="layout" svg:width="0.167cm" svg:height="0.215cm" svg:x="21.038cm" svg:y="12.39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2" draw:text-style-name="P2" draw:layer="layout" svg:width="0.169cm" svg:height="0.214cm" svg:x="17.183cm" svg:y="13.26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3" draw:text-style-name="P4" draw:layer="layout" svg:width="3.013cm" svg:height="4.542cm" svg:x="6.065cm" svg:y="9.707cm">
          <draw:text-box>
            <text:p text:style-name="P3"><text:span text:style-name="T1">q</text:span></text:p>
            <text:p text:style-name="P3"><text:span text:style-name="T3"/></text:p>
          </draw:text-box>
        </draw:frame>
        <draw:frame draw:style-name="gr3" draw:text-style-name="P4" draw:layer="layout" svg:width="3.012cm" svg:height="4.542cm" svg:x="12.392cm" svg:y="13.934cm">
          <draw:text-box>
            <text:p text:style-name="P3"><text:span text:style-name="T1">C</text:span></text:p>
            <text:p text:style-name="P3"><text:span text:style-name="T3"/></text:p>
          </draw:text-box>
        </draw:frame>
        <draw:frame draw:style-name="gr4" draw:text-style-name="P4" draw:layer="layout" svg:width="3.352cm" svg:height="6.026cm" svg:x="13.142cm" svg:y="10.906cm">
          <draw:text-box>
            <text:p text:style-name="P3"><text:span text:style-name="T1">C</text:span><text:span text:style-name="T10">*</text:span></text:p>
            <text:p text:style-name="P3"><text:span text:style-name="T3"/></text:p>
          </draw:text-box>
        </draw:frame>
        <draw:frame draw:style-name="gr5" draw:text-style-name="P6" draw:layer="layout" svg:width="3.352cm" svg:height="6.027cm" svg:x="23.048cm" svg:y="11.102cm">
          <draw:text-box>
            <text:p text:style-name="P5"><text:span text:style-name="T4">q</text:span><text:span text:style-name="T9">*</text:span></text:p>
            <text:p text:style-name="P5"><text:span text:style-name="T6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MathJax_Main" svg:font-family="MathJax_Main" style:font-pitch="variable"/>
    <style:font-face style:name="STIX" svg:font-family="STIX" style:font-pitch="variable"/>
    <style:font-face style:name="TeX Gyre Pagella" svg:font-family="'TeX Gyre Pagell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-width="0.279cm" draw:fill="none" draw:fill-gradient-name="Gradient_20_1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Ryan Robinett</meta:initial-creator>
    <meta:creation-date>2018-07-12T13:05:25.065601257</meta:creation-date>
    <dc:date>2020-01-27T22:42:46.412448102</dc:date>
    <meta:editing-duration>PT10H29M31S</meta:editing-duration>
    <meta:editing-cycles>16</meta:editing-cycles>
    <meta:generator>LibreOffice/6.3.4.2.0$Linux_X86_64 LibreOffice_project/30$Build-2</meta:generator>
    <meta:document-statistic meta:object-count="25"/>
  </office:meta>
</office:document-meta>
</file>